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70000013E3DEC67B77360AB98.png" manifest:media-type="image/png"/>
  <manifest:file-entry manifest:full-path="Pictures/100000010000019A00000040F61C54DD4CDA23D5.png" manifest:media-type="image/png"/>
  <manifest:file-entry manifest:full-path="Pictures/10000001000001D60000010F5F266041A584F92F.png" manifest:media-type="image/png"/>
  <manifest:file-entry manifest:full-path="Pictures/10000001000001D600000061EA70ACF58D3690CF.png" manifest:media-type="image/png"/>
  <manifest:file-entry manifest:full-path="Pictures/10000001000001A6000000C0A714B9AF96B5CD0D.png" manifest:media-type="image/png"/>
  <manifest:file-entry manifest:full-path="Pictures/10000001000001A60000004B72EC35D50C694031.png" manifest:media-type="image/png"/>
  <manifest:file-entry manifest:full-path="Pictures/10000001000001B7000000B5497DBF290460AF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2.693cm" svg:y="-1.376cm" svg:width="11.615cm" svg:height="4.789cm" draw:z-index="0"><draw:image xlink:href="Pictures/10000001000001B7000000B5497DBF290460AF80.png" xlink:type="simple" xlink:show="embed" xlink:actuate="onLoad" draw:mime-type="image/png"/></draw:frame><draw:frame draw:style-name="fr1" draw:name="Image2" text:anchor-type="char" svg:x="2.865cm" svg:y="3.545cm" svg:width="11.165cm" svg:height="1.984cm" draw:z-index="1"><draw:image xlink:href="Pictures/10000001000001A60000004B72EC35D50C694031.png" xlink:type="simple" xlink:show="embed" xlink:actuate="onLoad" draw:mime-type="image/png"/></draw:frame><draw:frame draw:style-name="fr1" draw:name="Image3" text:anchor-type="char" svg:x="3.023cm" svg:y="5.662cm" svg:width="11.165cm" svg:height="5.08cm" draw:z-index="2"><draw:image xlink:href="Pictures/10000001000001A6000000C0A714B9AF96B5CD0D.png" xlink:type="simple" xlink:show="embed" xlink:actuate="onLoad" draw:mime-type="image/png"/></draw:frame><draw:frame draw:style-name="fr1" draw:name="Image4" text:anchor-type="char" svg:x="2.547cm" svg:y="10.903cm" svg:width="12.435cm" svg:height="2.566cm" draw:z-index="3"><draw:image xlink:href="Pictures/10000001000001D600000061EA70ACF58D3690CF.png" xlink:type="simple" xlink:show="embed" xlink:actuate="onLoad" draw:mime-type="image/png"/></draw:frame><draw:frame draw:style-name="fr1" draw:name="Image5" text:anchor-type="char" svg:x="2.706cm" svg:y="13.601cm" svg:width="12.435cm" svg:height="7.17cm" draw:z-index="4"><draw:image xlink:href="Pictures/10000001000001D60000010F5F266041A584F92F.png" xlink:type="simple" xlink:show="embed" xlink:actuate="onLoad" draw:mime-type="image/png"/></draw:frame><draw:frame draw:style-name="fr1" draw:name="Image7" text:anchor-type="char" svg:x="2.944cm" svg:y="20.981cm" svg:width="10.848cm" svg:height="1.693cm" draw:z-index="5"><draw:image xlink:href="Pictures/100000010000019A00000040F61C54DD4CDA23D5.png" xlink:type="simple" xlink:show="embed" xlink:actuate="onLoad" draw:mime-type="image/png"/></draw:frame><draw:frame draw:style-name="fr1" draw:name="Image8" text:anchor-type="char" svg:x="-1.766cm" svg:y="22.941cm" svg:width="20.578cm" svg:height="4.071cm" draw:z-index="6"><draw:image xlink:href="Pictures/10000001000006470000013E3DEC67B77360AB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2:09:02.440616445</meta:creation-date>
    <dc:date>2024-03-20T12:13:39.965301833</dc:date>
    <meta:editing-duration>PT4M37S</meta:editing-duration>
    <meta:editing-cycles>2</meta:editing-cycles>
    <meta:generator>LibreOffice/7.3.7.2$Linux_X86_64 LibreOffice_project/30$Build-2</meta:generator>
    <meta:document-statistic meta:table-count="0" meta:image-count="7" meta:object-count="0" meta:page-count="1" meta:paragraph-count="0" meta:word-count="0" meta:character-count="0" meta:non-whitespace-character-count="0"/>
  </office:meta>
</office:document-meta>
</file>